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0528" calcext:value-type="float">
            <text:p>71.28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5664" calcext:value-type="float">
            <text:p>71.22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202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9424" calcext:value-type="float">
            <text:p>70.82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202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0656" calcext:value-type="float">
            <text:p>70.78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2020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1536" calcext:value-type="float">
            <text:p>70.20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2019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2018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4728" calcext:value-type="float">
            <text:p>70.59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201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2224" calcext:value-type="float">
            <text:p>70.37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201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201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201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2264" calcext:value-type="float">
            <text:p>70.69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201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7632" calcext:value-type="float">
            <text:p>70.20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201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7048" calcext:value-type="float">
            <text:p>70.10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0224" calcext:value-type="float">
            <text:p>69.6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200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2005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200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200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200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200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5256" calcext:value-type="float">
            <text:p>69.4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9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9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4976" calcext:value-type="float">
            <text:p>71.05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9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9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9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468" calcext:value-type="float">
            <text:p>67.92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9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9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9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4208" calcext:value-type="float">
            <text:p>66.4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9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9288" calcext:value-type="float">
            <text:p>65.16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9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524" calcext:value-type="float">
            <text:p>64.78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8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8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94" calcext:value-type="float">
            <text:p>63.7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8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8464" calcext:value-type="float">
            <text:p>63.14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8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0488" calcext:value-type="float">
            <text:p>63.34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8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8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2432" calcext:value-type="float">
            <text:p>62.89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8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156" calcext:value-type="float">
            <text:p>62.0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8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79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6496" calcext:value-type="float">
            <text:p>60.35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7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7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7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8416" calcext:value-type="float">
            <text:p>60.47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7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7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9616" calcext:value-type="float">
            <text:p>54.8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7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7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0576" calcext:value-type="float">
            <text:p>51.0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7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7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2464" calcext:value-type="float">
            <text:p>49.4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6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5496" calcext:value-type="float">
            <text:p>48.5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6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6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6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6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6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6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6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6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6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5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5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5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5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5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5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5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5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50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49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48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1937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91" meta:object-count="0"/>
    <meta:user-defined meta:name="AppVersion">3.0</meta:user-defined>
  </office:meta>
</office:document-meta>
</file>